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5777b" officeooo:paragraph-rsid="0015777b" style:font-size-asian="24.5pt" style:font-size-complex="28pt"/>
    </style:style>
    <style:style style:name="P2" style:family="paragraph" style:parent-style-name="Standard">
      <style:text-properties fo:font-size="18pt" officeooo:rsid="0015777b" officeooo:paragraph-rsid="0015777b" style:font-size-asian="15.75pt" style:font-size-complex="18pt"/>
    </style:style>
    <style:style style:name="P3" style:family="paragraph" style:parent-style-name="Standard">
      <style:text-properties fo:font-size="18pt" officeooo:rsid="001650f6" officeooo:paragraph-rsid="001650f6" style:font-size-asian="15.75pt" style:font-size-complex="18pt"/>
    </style:style>
    <style:style style:name="P4" style:family="paragraph" style:parent-style-name="Standard">
      <style:text-properties fo:font-size="18pt" officeooo:rsid="001650f6" officeooo:paragraph-rsid="0016b99e" style:font-size-asian="15.75pt" style:font-size-complex="18pt"/>
    </style:style>
    <style:style style:name="P5" style:family="paragraph" style:parent-style-name="Standard">
      <style:text-properties fo:font-size="18pt" officeooo:rsid="0016b99e" officeooo:paragraph-rsid="0016b99e" style:font-size-asian="15.75pt" style:font-size-complex="18pt"/>
    </style:style>
    <style:style style:name="P6" style:family="paragraph" style:parent-style-name="Standard">
      <style:text-properties officeooo:paragraph-rsid="0015777b"/>
    </style:style>
    <style:style style:name="P7" style:family="paragraph" style:parent-style-name="Standard">
      <style:text-properties officeooo:paragraph-rsid="0016b99e"/>
    </style:style>
    <style:style style:name="T1" style:family="text">
      <style:text-properties fo:color="#6a8759" loext:opacity="100%" style:font-name="JetBrains Mono" fo:font-size="16pt" fo:font-style="normal" fo:font-weight="bold" style:font-size-asian="16pt" style:font-style-asian="normal" style:font-weight-asian="bold" style:font-size-complex="16pt" style:font-weight-complex="bold"/>
    </style:style>
    <style:style style:name="T2" style:family="text">
      <style:text-properties fo:color="#6a8759" loext:opacity="100%" style:font-name="JetBrains Mono" fo:font-size="16pt" fo:font-style="normal" fo:font-weight="bold" officeooo:rsid="001650f6" style:font-size-asian="16pt" style:font-style-asian="normal" style:font-weight-asian="bold" style:font-size-complex="16pt" style:font-weight-complex="bold"/>
    </style:style>
    <style:style style:name="T3" style:family="text">
      <style:text-properties fo:color="#6a8759" loext:opacity="100%" style:font-name="JetBrains Mono" fo:font-size="16pt" fo:font-style="normal" fo:font-weight="bold" officeooo:rsid="0016b99e" style:font-size-asian="16pt" style:font-style-asian="normal" style:font-weight-asian="bold" style:font-size-complex="16pt" style:font-weight-complex="bold"/>
    </style:style>
    <style:style style:name="T4" style:family="text">
      <style:text-properties fo:font-size="18pt" officeooo:rsid="0015777b" style:font-size-asian="15.75pt" style:font-size-complex="18pt"/>
    </style:style>
    <style:style style:name="T5" style:family="text">
      <style:text-properties fo:font-size="18pt" officeooo:rsid="001650f6" style:font-size-asian="15.75pt" style:font-size-complex="18pt"/>
    </style:style>
    <style:style style:name="T6" style:family="text">
      <style:text-properties fo:font-size="18pt" fo:font-weight="bold" officeooo:rsid="001650f6" style:font-size-asian="15.75pt" style:font-weight-asian="bold" style:font-size-complex="18pt" style:font-weight-complex="bold"/>
    </style:style>
    <style:style style:name="T7" style:family="text">
      <style:text-properties fo:font-size="18pt" fo:font-weight="bold" officeooo:rsid="0015777b" style:font-size-asian="15.75pt" style:font-weight-asian="bold" style:font-size-complex="18pt" style:font-weight-complex="bold"/>
    </style:style>
    <style:style style:name="T8" style:family="text">
      <style:text-properties fo:color="#77bc65" loext:opacity="100%" fo:font-weight="bold" officeooo:rsid="00166bd4" style:font-size-asian="18pt" style:font-weight-asian="bold" style:font-weight-complex="bold"/>
    </style:style>
    <style:style style:name="T9" style:family="text">
      <style:text-properties officeooo:rsid="0016b99e"/>
    </style:style>
    <style:style style:name="T10" style:family="text">
      <style:text-properties fo:color="#000000" loext:opacity="100%" style:font-name="JetBrains Mono" fo:font-size="16pt" fo:font-style="normal" fo:font-weight="bold" officeooo:rsid="0016b99e" style:font-size-asian="16pt" style:font-style-asian="normal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L – SQL Solutions Query</text:p>
      <text:p text:style-name="P2"/>
      <text:p text:style-name="P6"><text:span text:style-name="T7">1 - </text:span><text:span text:style-name="T2">sele</text:span><text:span text:style-name="T1">ct season </text:span><text:span text:style-name="T2">as season</text:span><text:span text:style-name="T1">,count(season) </text:span><text:span text:style-name="T2">as matchPlayed</text:span><text:span text:style-name="T1"> from matches group by season;</text:span></text:p>
      <text:p text:style-name="P2"/>
      <text:p text:style-name="P2"/>
      <text:p text:style-name="P7"><text:span text:style-name="T6">2 - </text:span><text:span text:style-name="T1">select winner </text:span><text:span text:style-name="T2">as Team</text:span><text:span text:style-name="T1">,count(winner) </text:span><text:span text:style-name="T2">as timesWin </text:span><text:span text:style-name="T1">from matches group by winner;</text:span></text:p>
      <text:p text:style-name="P7"><text:span text:style-name="T1"/></text:p>
      <text:p text:style-name="P7"><text:span text:style-name="T10">3 – </text:span><text:span text:style-name="T3">select batting_team,sum(extra_runs) from deliveries cross join matches where id=match_id and <text:s/>season =”2016” group by batting_team;</text:span></text:p>
      <text:p text:style-name="P7"><text:span text:style-name="T3"/></text:p>
      <text:p text:style-name="P7"><text:span text:style-name="T10">4 - </text:span><text:span text:style-name="T3">select bowler.sum(total_runs)/(count(bowler)/6.0) as economy from id=match_id and season =”2015” group by bowler order by economy;</text:span><text:span text:style-name="T1"> </text:span></text:p>
      <text:p text:style-name="P3"/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22:21:16.780216533</meta:creation-date>
    <dc:date>2022-11-18T23:49:48.906415608</dc:date>
    <meta:editing-duration>PT17M4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63" meta:character-count="462" meta:non-whitespace-character-count="400"/>
  </office:meta>
</office:document-meta>
</file>